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E00000007661B1DFFD11DC6DFC.png" manifest:media-type="image/png"/>
  <manifest:file-entry manifest:full-path="Pictures/100002010000003F000000225A020698EB45138A.png" manifest:media-type="image/png"/>
  <manifest:file-entry manifest:full-path="Pictures/1000058E00003E8700003E8714B1B0B474677355.wmf" manifest:media-type="image/x-wmf"/>
  <manifest:file-entry manifest:full-path="Pictures/100002010000025D0000025D016D6BC5A43E802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ＭＳ Ｐゴシック1" svg:font-family="'ＭＳ Ｐゴシック'"/>
    <style:font-face style:name="ＭＳ Ｐゴシック3" svg:font-family="'ＭＳ Ｐゴシック'" style:font-family-generic="roman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ＭＳ Ｐゴシック4" svg:font-family="'ＭＳ Ｐゴシック'" style:font-family-generic="roman" style:font-pitch="variable"/>
    <style:font-face style:name="CMU Sans Serif" svg:font-family="'CMU Sans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P3" style:family="paragraph"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4" style:font-size-complex="32pt" style:font-style-complex="normal" style:font-weight-complex="bold"/>
    </style:style>
    <style:style style:name="P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Rectangle 2" presentation:style-name="Titelfolie-title" draw:text-style-name="P1" draw:layer="layout" svg:width="22.577cm" svg:height="3.597cm" svg:x="1.27cm" svg:y="3.515cm" presentation:class="title" presentation:user-transformed="true">
          <draw:text-box>
            <text:p text:style-name="P1"><text:span text:style-name="T1">Bachelor Thesis Final Presentation</text:span></text:p>
          </draw:text-box>
        </draw:frame>
        <draw:frame draw:name="Rectangle 3" presentation:style-name="pr1" draw:text-style-name="P2" draw:layer="layout" svg:width="11.831cm" svg:height="4.867cm" svg:x="12.192cm" svg:y="10.119cm" presentation:class="subtitle" presentation:user-transformed="true">
          <draw:text-box>
            <text:p><text:span text:style-name="T1">Xavier Oliva I Jürgens</text:span></text:p>
            <text:p>xavi.oliva@tum.de</text:p>
            <text:p/>
            <text:p><text:span text:style-name="T1">Advisor: Dr.-Ing. Tamay Aykut</text:span></text:p>
            <text:p>tamay.aykut@tum.de</text:p>
            <text:p/>
          </draw:text-box>
        </draw:frame>
        <draw:frame draw:name="Rectangle 3" presentation:style-name="pr2" draw:text-style-name="P2" draw:layer="layout" svg:width="22.577cm" svg:height="4.867cm" svg:x="1.016cm" svg:y="6.309cm">
          <draw:text-box>
            <text:p text:style-name="P3"><text:span text:style-name="T2">Encoder-Decoder Sequence-to-Sequence Model for Head Movement Prediction in 360° Vide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Rectangle 2" presentation:style-name="pr4" draw:text-style-name="P5" draw:layer="layout" svg:width="22.577cm" svg:height="1.67cm" svg:x="1.411cm" svg:y="2.361cm" presentation:class="title" presentation:user-transformed="true">
          <draw:text-box>
            <text:p text:style-name="P1"><text:span text:style-name="T1">Content</text:span></text:p>
          </draw:text-box>
        </draw:frame>
        <draw:frame draw:name="Rectangle 3" presentation:style-name="pr5" draw:text-style-name="P6" draw:layer="layout" svg:width="22.577cm" svg:height="12.417cm" svg:x="1.411cm" svg:y="4.7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ＭＳ Ｐゴシック1" svg:font-family="'ＭＳ Ｐゴシック'"/>
    <style:font-face style:name="ＭＳ Ｐゴシック3" svg:font-family="'ＭＳ Ｐゴシック'" style:font-family-generic="roman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CMU Serif" svg:font-family="'CMU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ＭＳ Ｐゴシック4" svg:font-family="'ＭＳ Ｐゴシック'" style:font-family-generic="roman" style:font-pitch="variable"/>
    <style:font-face style:name="CMU Sans Serif" svg:font-family="'CMU Sans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svg:stroke-color="#3465a4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MU Serif" fo:font-family="'CMU Serif'" style:font-style-name="Roma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svg:stroke-color="#3465a4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MU Serif" fo:font-family="'CMU Serif'" style:font-style-name="Roman" style:font-family-generic="roman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4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MU Serif" fo:font-family="'CMU Serif'" style:font-style-name="Roman" style:font-family-generic="roman" style:font-pitch="variable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MU Serif" fo:font-family="'CMU Serif'" style:font-style-name="Roman" style:font-family-generic="roman" style:font-pitch="variable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CMU Serif" fo:font-family="'CMU Serif'" style:font-style-name="Roman" style:font-family-generic="roman" style:font-pitch="variable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svg:stroke-color="#3465a4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ans Serif" fo:font-family="'CMU Sans Serif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svg:stroke-width="0cm" svg:stroke-color="#3465a4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text:list-style style:name="Titelfolie-title">
          <text:list-level-style-bullet text:level="1" text:bullet-char="●">
            <style:list-level-properties text:space-before="-0.6cm" text:min-label-width="0.6cm"/>
            <style:text-properties fo:font-family="StarSymbol" style:use-window-font-color="tru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true">
        <style:tab-stops/>
      </style:paragraph-properties>
      <style:text-properties fo:font-variant="normal" fo:text-transform="none" fo:color="#005293" style:text-outline="false" style:text-line-through-style="none" style:text-line-through-type="none" style:text-position="0% 100%" style:font-name="CMU Sans Serif" fo:font-family="'CMU Sans Serif'" style:font-style-name="Regular" style:font-family-generic="swiss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4" style:font-family-complex="'ＭＳ Ｐゴシック'" style:font-family-generic-complex="roman" style:font-pitch-complex="variable" style:font-size-complex="32pt" style:language-complex="de" style:country-complex="D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svg:stroke-color="#3465a4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MU Sans Serif" fo:font-family="'CMU Sans Serif'" style:font-style-name="Regular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4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svg:stroke-color="#3465a4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CMU Sans Serif" fo:font-family="'CMU Sans Serif'" style:font-style-name="Regular" style:font-family-generic="swiss" style:font-pitch="variable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4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4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16D6BC5A43E8028.png" xlink:type="simple" xlink:show="embed" xlink:actuate="onLoad" loext:mime-type="image/png"/>
        <svg:desc>LS_Medientechnik_OS_Blau_RGB.wmf</svg:desc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  <svg:desc>U:\Logos und Grafiken\TUMLogo_oZ_Vollfl_blau_RGB.png</svg:desc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16D6BC5A43E8028.png" xlink:type="simple" xlink:show="embed" xlink:actuate="onLoad" loext:mime-type="image/png"/>
        <svg:desc>LS_Medientechnik_OS_Blau_RGB.wmf</svg:desc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  <svg:desc>U:\Logos und Grafiken\TUMLogo_oZ_Vollfl_blau_RGB.png</svg:desc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16D6BC5A43E8028.png" xlink:type="simple" xlink:show="embed" xlink:actuate="onLoad" loext:mime-type="image/png"/>
        <svg:desc>LS_Medientechnik_OS_Blau_RGB.wmf</svg:desc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  <svg:desc>U:\Logos und Grafiken\TUMLogo_oZ_Vollfl_blau_RGB.png</svg:desc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4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10-21">10/21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Folie 1</dc:title>
    <meta:initial-creator>support</meta:initial-creator>
    <meta:editing-cycles>13</meta:editing-cycles>
    <meta:creation-date>2009-06-05T15:14:26</meta:creation-date>
    <dc:date>2019-10-21T20:59:53.628006782</dc:date>
    <meta:editing-duration>PT4M25S</meta:editing-duration>
    <meta:generator>LibreOffice/6.3.2.2$Linux_X86_64 LibreOffice_project/30$Build-2</meta:generator>
    <meta:document-statistic meta:object-count="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